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cm"/>
    </style:style>
    <style:style style:name="gr5" style:family="graphic" style:parent-style-name="standard">
      <style:graphic-properties draw:stroke="none" draw:fill="none" fo:min-height="5.511cm"/>
    </style:style>
    <style:style style:name="gr6" style:family="graphic" style:parent-style-name="objectwithoutfill">
      <style:graphic-properties svg:stroke-width="0.051cm" svg:stroke-color="#ce181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18ce3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ce181e" draw:fill="solid" draw:fill-color="#808080"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style:text-properties fo:color="#a1c9ee" style:font-name="Comfortaa"/>
    </style:style>
    <style:style style:name="P5" style:family="paragraph">
      <loext:graphic-properties draw:fill="none" draw:fill-color="#ffffff"/>
      <style:text-properties fo:color="#a1c9ee" style:font-name="Comfortaa" fo:font-weight="bold" style:font-weight-asian="bold" style:font-weight-complex="bold"/>
    </style:style>
    <style:style style:name="P6" style:family="paragraph">
      <style:text-properties fo:color="#a1c9ee"/>
    </style:style>
    <style:style style:name="P7" style:family="paragraph">
      <loext:graphic-properties draw:fill="none"/>
      <style:text-properties fo:color="#a1c9ee"/>
    </style:style>
    <style:style style:name="P8" style:family="paragraph">
      <style:text-properties fo:color="#6087b1" style:font-name="Comfortaa"/>
    </style:style>
    <style:style style:name="P9" style:family="paragraph">
      <loext:graphic-properties draw:fill="none" draw:fill-color="#ffffff"/>
      <style:text-properties fo:color="#6087b1" style:font-name="Comfortaa" fo:font-weight="bold" style:font-weight-asian="bold" style:font-weight-complex="bold"/>
    </style:style>
    <style:style style:name="P10" style:family="paragraph">
      <style:text-properties fo:color="#6087b1"/>
    </style:style>
    <style:style style:name="P11" style:family="paragraph">
      <loext:graphic-properties draw:fill="none"/>
      <style:text-properties fo:color="#6087b1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a1c9ee" style:font-name="Comfortaa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a1c9ee" style:font-name="Comfortaa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6087b1"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087b1" style:font-name="Comfortaa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2.025cm" svg:y="0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-5.615cm" svg:y1="12.16cm" svg:x2="26.161cm" svg:y2="-2.939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frame draw:style-name="gr4" draw:text-style-name="P5" draw:layer="layout" svg:width="1.604cm" svg:height="6.346cm" svg:x="11.397cm" svg:y="8.085cm">
            <draw:text-box>
              <text:p text:style-name="P4"><text:span text:style-name="T1">A</text:span></text:p>
            </draw:text-box>
          </draw:frame>
          <draw:frame draw:style-name="gr5" draw:text-style-name="P7" draw:layer="layout" svg:width="1.265cm" svg:height="5.761cm" svg:x="12.231cm" svg:y="8.669cm">
            <draw:text-box>
              <text:p text:style-name="P6"><text:span text:style-name="T2">o</text:span></text:p>
            </draw:text-box>
          </draw:frame>
        </draw:g>
        <draw:g>
          <draw:frame draw:style-name="gr4" draw:text-style-name="P9" draw:layer="layout" svg:width="1.604cm" svg:height="6.346cm" svg:x="8.58cm" svg:y="7.981cm">
            <draw:text-box>
              <text:p text:style-name="P8"><text:span text:style-name="T3">A</text:span></text:p>
            </draw:text-box>
          </draw:frame>
          <draw:frame draw:style-name="gr5" draw:text-style-name="P11" draw:layer="layout" svg:width="1.265cm" svg:height="5.761cm" svg:x="9.414cm" svg:y="8.565cm">
            <draw:text-box>
              <text:p text:style-name="P10"><text:span text:style-name="T4">I</text:span></text:p>
            </draw:text-box>
          </draw:frame>
        </draw:g>
        <draw:line draw:style-name="gr6" draw:text-style-name="P2" draw:layer="layout" svg:x1="10.5cm" svg:y1="4.499cm" svg:x2="19.97cm" svg:y2="0cm">
          <text:p/>
        </draw:line>
        <draw:line draw:style-name="gr7" draw:text-style-name="P2" draw:layer="layout" svg:x1="4.807cm" svg:y1="7.203cm" svg:x2="10.5cm" svg:y2="4.499cm">
          <text:p/>
        </draw:line>
        <draw:custom-shape draw:style-name="gr8" draw:text-style-name="P12" draw:layer="layout" svg:width="0.254cm" svg:height="0.258cm" svg:x="10.4cm" svg:y="4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735cm" svg:x="1cm" svg:y="3.905cm"/>
      <draw:page-thumbnail draw:layer="backgroundobjects" svg:width="8.999cm" svg:height="4.735cm" svg:x="1cm" svg:y="12.481cm"/>
      <draw:page-thumbnail draw:layer="backgroundobjects" svg:width="8.999cm" svg:height="4.735cm" svg:x="1cm" svg:y="21.057cm"/>
      <draw:page-thumbnail draw:layer="backgroundobjects" svg:width="8.999cm" svg:height="4.735cm" svg:x="11cm" svg:y="3.905cm"/>
      <draw:page-thumbnail draw:layer="backgroundobjects" svg:width="8.999cm" svg:height="4.735cm" svg:x="11cm" svg:y="12.481cm"/>
      <draw:page-thumbnail draw:layer="backgroundobjects" svg:width="8.999cm" svg:height="4.735cm" svg:x="11cm" svg:y="21.057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5:04:34.660892743</dc:date>
    <dc:creator>Lukas Baur</dc:creator>
    <meta:editing-duration>PT17M17S</meta:editing-duration>
    <meta:editing-cycles>7</meta:editing-cycles>
    <meta:generator>LibreOffice/6.0.7.3$Linux_X86_64 LibreOffice_project/00m0$Build-3</meta:generator>
    <meta:document-statistic meta:object-count="35"/>
  </office:meta>
</office:document-meta>
</file>